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908cm" svg:y1="10.619cm" svg:x2="10.524cm" svg:y2="8.865cm">
          <text:p/>
        </draw:line>
        <draw:line draw:style-name="gr1" draw:text-style-name="P1" draw:layer="layout" svg:x1="10.524cm" svg:y1="7.33cm" svg:x2="8.937cm" svg:y2="8.971cm">
          <text:p/>
        </draw:line>
        <draw:line draw:style-name="gr1" draw:text-style-name="P1" draw:layer="layout" svg:x1="7.19cm" svg:y1="7.33cm" svg:x2="7.164cm" svg:y2="8.891cm">
          <text:p/>
        </draw:line>
        <draw:line draw:style-name="gr1" draw:text-style-name="P1" draw:layer="layout" svg:x1="7.19cm" svg:y1="5.901cm" svg:x2="7.164cm" svg:y2="7.383cm">
          <text:p/>
        </draw:line>
        <draw:line draw:style-name="gr1" draw:text-style-name="P1" draw:layer="layout" svg:x1="8.857cm" svg:y1="5.875cm" svg:x2="10.375cm" svg:y2="7.203cm">
          <text:p/>
        </draw:line>
        <draw:line draw:style-name="gr1" draw:text-style-name="P1" draw:layer="layout" svg:x1="8.857cm" svg:y1="5.875cm" svg:x2="7.281cm" svg:y2="5.876cm">
          <text:p/>
        </draw:line>
        <draw:line draw:style-name="gr1" draw:text-style-name="P1" draw:layer="layout" svg:x1="7.19cm" svg:y1="7.331cm" svg:x2="8.841cm" svg:y2="8.841cm">
          <text:p/>
        </draw:line>
        <draw:path draw:style-name="gr2" draw:text-style-name="P1" draw:layer="layout" svg:width="0.746cm" svg:height="3.068cm" svg:x="10.557cm" svg:y="5.902cm" svg:viewBox="0 0 747 3069" svg:d="M26 0c1638 1535-26 3069-26 3069">
          <text:p/>
        </draw:path>
        <draw:ellipse draw:style-name="gr3" draw:text-style-name="P3" draw:layer="layout" svg:width="0.76cm" svg:height="0.763cm" svg:x="6.801cm" svg:y="5.482cm">
          <text:p text:style-name="P2"><text:span text:style-name="T1">0</text:span></text:p>
        </draw:ellipse>
        <draw:ellipse draw:style-name="gr3" draw:text-style-name="P3" draw:layer="layout" svg:width="0.76cm" svg:height="0.763cm" svg:x="8.501cm" svg:y="5.483cm">
          <text:p text:style-name="P2"><text:span text:style-name="T1">1</text:span></text:p>
        </draw:ellipse>
        <draw:ellipse draw:style-name="gr3" draw:text-style-name="P3" draw:layer="layout" svg:width="0.76cm" svg:height="0.763cm" svg:x="10.101cm" svg:y="5.484cm">
          <text:p text:style-name="P2"><text:span text:style-name="T1">4</text:span></text:p>
        </draw:ellipse>
        <draw:ellipse draw:style-name="gr3" draw:text-style-name="P3" draw:layer="layout" svg:width="0.76cm" svg:height="0.763cm" svg:x="10.101cm" svg:y="6.985cm">
          <text:p text:style-name="P2"><text:span text:style-name="T1">9</text:span></text:p>
        </draw:ellipse>
        <draw:ellipse draw:style-name="gr3" draw:text-style-name="P3" draw:layer="layout" svg:width="0.76cm" svg:height="0.763cm" svg:x="8.501cm" svg:y="6.986cm">
          <text:p text:style-name="P2"><text:span text:style-name="T1">2</text:span></text:p>
        </draw:ellipse>
        <draw:ellipse draw:style-name="gr3" draw:text-style-name="P3" draw:layer="layout" svg:width="0.76cm" svg:height="0.763cm" svg:x="6.801cm" svg:y="6.987cm">
          <text:p text:style-name="P2"><text:span text:style-name="T1">3</text:span></text:p>
        </draw:ellipse>
        <draw:ellipse draw:style-name="gr3" draw:text-style-name="P3" draw:layer="layout" svg:width="0.76cm" svg:height="0.763cm" svg:x="6.801cm" svg:y="8.588cm">
          <text:p text:style-name="P2"><text:span text:style-name="T1">7</text:span></text:p>
        </draw:ellipse>
        <draw:ellipse draw:style-name="gr3" draw:text-style-name="P3" draw:layer="layout" svg:width="0.76cm" svg:height="0.763cm" svg:x="8.501cm" svg:y="8.589cm">
          <text:p text:style-name="P2"><text:span text:style-name="T1">5</text:span></text:p>
        </draw:ellipse>
        <draw:ellipse draw:style-name="gr3" draw:text-style-name="P3" draw:layer="layout" svg:width="0.76cm" svg:height="0.763cm" svg:x="10.101cm" svg:y="8.59cm">
          <text:p text:style-name="P2"><text:span text:style-name="T1">6</text:span></text:p>
        </draw:ellipse>
        <draw:ellipse draw:style-name="gr3" draw:text-style-name="P3" draw:layer="layout" svg:width="0.76cm" svg:height="0.763cm" svg:x="8.514cm" svg:y="10.272cm">
          <text:p text:style-name="P2"><text:span text:style-name="T1">8</text:span></text:p>
        </draw:ellips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meta:initial-creator>James Plank</meta:initial-creator>
    <meta:creation-date>2007-06-29T14:31:36</meta:creation-date>
    <dc:creator>James Plank</dc:creator>
    <dc:date>2020-10-12T14:39:54</dc:date>
    <dc:language>en-US</dc:language>
    <meta:editing-cycles>8</meta:editing-cycles>
    <meta:editing-duration>PT21H19M13S</meta:editing-duration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